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2">
      <style:paragraph-properties fo:text-align="start" style:justify-single-word="false"/>
    </style:style>
    <style:style style:name="P3" style:family="paragraph" style:parent-style-name="Standard" style:list-style-name="L1"/>
    <style:style style:name="P4" style:family="paragraph" style:parent-style-name="Heading_20_3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Sokrates</text:h>
      <text:list xml:id="list38517553" text:style-name="L1">
        <text:list-item>
          <text:p text:style-name="P3">divny clovek, jeho podoba se jako prvniho filozofa dochovala</text:p>
        </text:list-item>
        <text:list-item>
          <text:p text:style-name="P3">matka porodni baba, otec sochar</text:p>
        </text:list-item>
        <text:list-item>
          <text:p text:style-name="P3">matka pomahala zenam k rozeni, on pomahal muzum k mysleni</text:p>
        </text:list-item>
        <text:list-item>
          <text:p text:style-name="P3">Alkibiades (vojevudce Athen) byl jeho pritel, Sokrates byl proti Athenske demokracii, Sokratec pry navedl Alkibiada k zrade... </text:p>
        </text:list-item>
        <text:list-item>
          <text:p text:style-name="P3">lidi urazeni ho soudili... </text:p>
        </text:list-item>
      </text:list>
      <text:p text:style-name="Standard"/>
      <text:p text:style-name="Standard"/>
      <text:h text:style-name="P4" text:outline-level="3">Platon</text:h>
      <text:list xml:id="list38567569" text:style-name="L2">
        <text:list-item>
          <text:p text:style-name="P2">taky antifanda demokracie</text:p>
        </text:list-item>
        <text:list-item>
          <text:p text:style-name="P2">vytvoril si ideal vlady filozofa, pokousel se dostat do vlady (jeho stryc byl ve vlade), nicmene zjistil, ze to neni dobry napad. Cestoval, vzal si vzor v umeni z Egypta (novatorstvi se nepripousti)</text:p>
        </text:list-item>
        <text:list-item>
          <text:p text:style-name="P2">vypravy na Sicilii <text:tab/>– 1. nutil vladce k politickym reformam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">2. <text:s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Objektivni idealismus – mame predstavu toho, co je strom, nicmene neexistuje abstraktni strom, jen konkretni priklad stromu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29M09S</meta:editing-duration>
    <meta:editing-cycles>3</meta:editing-cycles>
    <meta:generator>OpenOffice.org/3.1$Win32 OpenOffice.org_project/310m19$Build-9420</meta:generator>
    <dc:date>2010-11-09T19:05:53.09</dc:date>
    <meta:document-statistic meta:table-count="0" meta:image-count="0" meta:object-count="0" meta:page-count="1" meta:paragraph-count="12" meta:word-count="120" meta:character-count="736"/>
    <meta:user-defined meta:name="Info 1"/>
    <meta:user-defined meta:name="Info 2"/>
    <meta:user-defined meta:name="Info 3"/>
    <meta:user-defined meta:name="Info 4"/>
  </office:meta>
</office:document-meta>
</file>